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  <table:table-cell office:value-type="string" calcext:value-type="string">
            <text:p>Continguency</text:p>
          </table:table-cell>
          <table:table-cell table:style-name="ce1" office:value-type="string" calcext:value-type="string">
            <text:p>Est Size</text:p>
          </table:table-cell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table:formula="of:=(1+[.G2])*[.H2]" office:value-type="float" office:value="133.9" calcext:value-type="float">
            <text:p>133.9</text:p>
          </table:table-cell>
          <table:table-cell table:style-name="ce8" office:value-type="percentage" office:value="0.3" calcext:value-type="percentage">
            <text:p>30.00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37619047619048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752380952381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9.1285714285714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office:value-type="float" office:value="14.9" calcext:value-type="float">
            <text:p>14.9</text:p>
          </table:table-cell>
          <table:table-cell table:formula="of:=[.C5]+OrigSize/Weeks" office:value-type="float" office:value="25.5047619047619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office:value-type="float" office:value="14.9" calcext:value-type="float">
            <text:p>14.9</text:p>
          </table:table-cell>
          <table:table-cell table:formula="of:=[.C6]+OrigSize/Weeks" office:value-type="float" office:value="31.8809523809524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office:value-type="float" office:value="14.9" calcext:value-type="float">
            <text:p>14.9</text:p>
          </table:table-cell>
          <table:table-cell table:formula="of:=[.C7]+OrigSize/Weeks" office:value-type="float" office:value="38.2571428571429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office:value-type="float" office:value="17.3" calcext:value-type="float">
            <text:p>17.3</text:p>
          </table:table-cell>
          <table:table-cell table:formula="of:=[.C8]+OrigSize/Weeks" office:value-type="float" office:value="44.6333333333333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7.3" calcext:value-type="float">
            <text:p>17.3</text:p>
          </table:table-cell>
          <table:table-cell table:formula="of:=[.C9]+OrigSize/Weeks" office:value-type="float" office:value="51.0095238095238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office:value-type="float" office:value="18" calcext:value-type="float">
            <text:p>18</text:p>
          </table:table-cell>
          <table:table-cell table:formula="of:=[.C10]+OrigSize/Weeks" office:value-type="float" office:value="57.3857142857143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office:value-type="float" office:value="18" calcext:value-type="float">
            <text:p>18</text:p>
          </table:table-cell>
          <table:table-cell table:formula="of:=[.C11]+OrigSize/Weeks" office:value-type="float" office:value="63.7619047619048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office:value-type="float" office:value="18" calcext:value-type="float">
            <text:p>18</text:p>
          </table:table-cell>
          <table:table-cell table:formula="of:=[.C12]+OrigSize/Weeks" office:value-type="float" office:value="70.1380952380952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office:value-type="float" office:value="18" calcext:value-type="float">
            <text:p>18</text:p>
          </table:table-cell>
          <table:table-cell table:formula="of:=[.C13]+OrigSize/Weeks" office:value-type="float" office:value="76.514285714285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office:value-type="float" office:value="18" calcext:value-type="float">
            <text:p>18</text:p>
          </table:table-cell>
          <table:table-cell table:formula="of:=[.C14]+OrigSize/Weeks" office:value-type="float" office:value="82.8904761904762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office:value-type="float" office:value="18" calcext:value-type="float">
            <text:p>18</text:p>
          </table:table-cell>
          <table:table-cell table:formula="of:=[.C15]+OrigSize/Weeks" office:value-type="float" office:value="89.2666666666667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office:value-type="float" office:value="18" calcext:value-type="float">
            <text:p>18</text:p>
          </table:table-cell>
          <table:table-cell table:formula="of:=[.C16]+OrigSize/Weeks" office:value-type="float" office:value="95.6428571428571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office:value-type="float" office:value="18" calcext:value-type="float">
            <text:p>18</text:p>
          </table:table-cell>
          <table:table-cell table:formula="of:=[.C17]+OrigSize/Weeks" office:value-type="float" office:value="102.019047619048" calcext:value-type="float">
            <text:p>102</text:p>
          </table:table-cell>
          <table:table-cell table:number-columns-repeated="5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office:value-type="float" office:value="27" calcext:value-type="float">
            <text:p>27</text:p>
          </table:table-cell>
          <table:table-cell table:formula="of:=[.C18]+OrigSize/Weeks" office:value-type="float" office:value="108.39523809523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27" calcext:value-type="float">
            <text:p>27</text:p>
          </table:table-cell>
          <table:table-cell table:formula="of:=[.C19]+OrigSize/Weeks" office:value-type="float" office:value="114.771428571429" calcext:value-type="float">
            <text:p>115</text:p>
          </table:table-cell>
          <table:table-cell table:number-columns-repeated="5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27" calcext:value-type="float">
            <text:p>27</text:p>
          </table:table-cell>
          <table:table-cell table:formula="of:=[.C20]+OrigSize/Weeks" office:value-type="float" office:value="121.147619047619" calcext:value-type="float">
            <text:p>121</text:p>
          </table:table-cell>
          <table:table-cell table:number-columns-repeated="5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27" calcext:value-type="float">
            <text:p>27</text:p>
          </table:table-cell>
          <table:table-cell table:formula="of:=[.C21]+OrigSize/Weeks" office:value-type="float" office:value="127.523809523809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27" calcext:value-type="float">
            <text:p>27</text:p>
          </table:table-cell>
          <table:table-cell table:formula="of:=[.C22]+OrigSize/Weeks" office:value-type="float" office:value="133.9" calcext:value-type="float">
            <text:p>134</text:p>
          </table:table-cell>
          <table:table-cell table:number-columns-repeated="5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27" calcext:value-type="float">
            <text:p>27</text:p>
          </table:table-cell>
          <table:table-cell table:formula="of:=[.C23]+OrigSize/Weeks" office:value-type="float" office:value="140.27619047619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27" calcext:value-type="float">
            <text:p>27</text:p>
          </table:table-cell>
          <table:table-cell table:formula="of:=[.C24]+OrigSize/Weeks" office:value-type="float" office:value="146.652380952381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27" calcext:value-type="float">
            <text:p>27</text:p>
          </table:table-cell>
          <table:table-cell table:formula="of:=[.C25]+OrigSize/Weeks" office:value-type="float" office:value="153.028571428571" calcext:value-type="float">
            <text:p>153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9:57:20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5-03-04T19:58:11.798000000</dc:date>
    <meta:editing-duration>PT45M24S</meta:editing-duration>
    <meta:editing-cycles>30</meta:editing-cycles>
    <meta:generator>LibreOffice/24.8.5.1$Windows_X86_64 LibreOffice_project/8e3f91296d65a47712b8a390b4731fa5a2f6c9af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61cm" svg:y="5.336cm" style:legend-expansion="high" chart:style-name="ch2"/>
        <chart:plot-area chart:style-name="ch3" table:cell-range-address="Sheet1.A2:Sheet1.C26 Sheet1.B1:Sheet1.C1" chart:data-source-has-labels="both" svg:x="0.473cm" svg:y="0.235cm" svg:width="20.215cm" svg:height="11.298cm">
          <chart:coordinate-region svg:x="1.317cm" svg:y="0.434cm" svg:width="19.371cm" svg:height="9.865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37619047619048">
                <text:p>6.3761904761904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752380952381">
                <text:p>12.75238095238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9.1285714285714">
                <text:p>19.12857142857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4.9">
                <text:p>14.9</text:p>
              </table:table-cell>
              <table:table-cell office:value-type="float" office:value="25.5047619047619">
                <text:p>25.5047619047619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4.9">
                <text:p>14.9</text:p>
              </table:table-cell>
              <table:table-cell office:value-type="float" office:value="31.8809523809524">
                <text:p>31.880952380952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.9">
                <text:p>14.9</text:p>
              </table:table-cell>
              <table:table-cell office:value-type="float" office:value="38.2571428571429">
                <text:p>38.25714285714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7.3">
                <text:p>17.3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7.3">
                <text:p>17.3</text:p>
              </table:table-cell>
              <table:table-cell office:value-type="float" office:value="51.0095238095238">
                <text:p>51.009523809523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8">
                <text:p>18</text:p>
              </table:table-cell>
              <table:table-cell office:value-type="float" office:value="57.3857142857143">
                <text:p>57.3857142857143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8">
                <text:p>18</text:p>
              </table:table-cell>
              <table:table-cell office:value-type="float" office:value="63.7619047619048">
                <text:p>63.7619047619048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8">
                <text:p>18</text:p>
              </table:table-cell>
              <table:table-cell office:value-type="float" office:value="70.1380952380952">
                <text:p>70.138095238095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8">
                <text:p>18</text:p>
              </table:table-cell>
              <table:table-cell office:value-type="float" office:value="76.5142857142857">
                <text:p>76.514285714285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8">
                <text:p>18</text:p>
              </table:table-cell>
              <table:table-cell office:value-type="float" office:value="82.8904761904762">
                <text:p>82.890476190476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8">
                <text:p>18</text:p>
              </table:table-cell>
              <table:table-cell office:value-type="float" office:value="89.2666666666667">
                <text:p>89.2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8">
                <text:p>18</text:p>
              </table:table-cell>
              <table:table-cell office:value-type="float" office:value="95.6428571428571">
                <text:p>95.64285714285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8">
                <text:p>18</text:p>
              </table:table-cell>
              <table:table-cell office:value-type="float" office:value="102.019047619048">
                <text:p>102.01904761904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7">
                <text:p>27</text:p>
              </table:table-cell>
              <table:table-cell office:value-type="float" office:value="108.395238095238">
                <text:p>108.39523809523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7">
                <text:p>27</text:p>
              </table:table-cell>
              <table:table-cell office:value-type="float" office:value="114.771428571429">
                <text:p>114.77142857142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7">
                <text:p>27</text:p>
              </table:table-cell>
              <table:table-cell office:value-type="float" office:value="121.147619047619">
                <text:p>121.147619047619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7">
                <text:p>27</text:p>
              </table:table-cell>
              <table:table-cell office:value-type="float" office:value="127.523809523809">
                <text:p>127.52380952380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7">
                <text:p>27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7">
                <text:p>27</text:p>
              </table:table-cell>
              <table:table-cell office:value-type="float" office:value="140.27619047619">
                <text:p>140.2761904761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7">
                <text:p>27</text:p>
              </table:table-cell>
              <table:table-cell office:value-type="float" office:value="146.652380952381">
                <text:p>146.65238095238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7">
                <text:p>27</text:p>
              </table:table-cell>
              <table:table-cell office:value-type="float" office:value="153.028571428571">
                <text:p>153.0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1$Windows_X86_64 LibreOffice_project/8e3f91296d65a47712b8a390b4731fa5a2f6c9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